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No necesito aclaraciones adicionales: las ideas están claras, potentes y muy bien encaminadas. Lo que hace falta ahora es <text:span text:style-name="Strong_20_Emphasis">ordenarlas</text:span>, darles <text:span text:style-name="Strong_20_Emphasis">ritmo</text:span>, y convertirlas en una <text:span text:style-name="Strong_20_Emphasis">primera revelación</text:span>: un momento en el que el lector, después de ver el modelo en acción, empieza a intuir que lo que ha presenciado no es simplemente biología… sino la manifestación de una inteligencia estructural que trasciende a los individuos.</text:p>
      <text:p text:style-name="Text_20_body">Aquí tienes una versión de unas 600 palabras, cohesionada, clara y con la resonancia que buscas para cerrar el capítulo con un tono de descubrimiento.</text:p>
      <text:p text:style-name="Horizontal_20_Line"/>
      <text:h text:style-name="Heading_20_1" text:outline-level="1"><text:span text:style-name="Strong_20_Emphasis">A — Introducción</text:span></text:h>
      <text:p text:style-name="Text_20_body">Después de observar cómo el sistema ha encontrado la salida del laberinto, surge una primera constatación que transforma por completo nuestra comprensión de lo que acabamos de presenciar. La solución no ha sido descubierta por un individuo concreto, ni por un organismo especialmente dotado, ni por una mente aislada. La solución ha sido producida por <text:span text:style-name="Strong_20_Emphasis">el sistema en su conjunto</text:span>. Los individuos han participado, sí, pero ninguno de ellos sabía qué estaba ocurriendo realmente. Ninguno tenía una visión global del proceso. Ninguno podía anticipar el resultado final.</text:p>
      <text:p text:style-name="Text_20_body">Y sin embargo, el resultado aparece.</text:p>
      <text:p text:style-name="Text_20_body">Esta es la primera revelación: <text:span text:style-name="Strong_20_Emphasis">la inteligencia no está en los individuos</text:span>. No pertenece a ninguno de ellos. No es una propiedad local. Surge de la estructura completa, de la interacción acumulada de todos los individuos a lo largo del tiempo. Existe un propósito, una dirección, una intención funcional que atraviesa a todos los organismos y que no puede ser atribuida a ninguno de ellos por separado.</text:p>
      <text:p text:style-name="Text_20_body">Los individuos actúan, pero no saben para qué.<text:line-break/>El sistema sabe, pero no actúa directamente.<text:line-break/>La inteligencia emerge en el espacio entre ambos.</text:p>
      <text:p text:style-name="Text_20_body">Desde la perspectiva de un organismo aislado, la vida parece fragmentada en millones de criaturas independientes, cada una ocupada en su propia existencia. Pero lo que el modelo nos muestra es que esta apariencia es engañosa. <text:span text:style-name="Strong_20_Emphasis">Hay algo más que los individuos.</text:span> Algo que los une, que los coordina, que utiliza sus ciclos vitales como pasos de un proceso mayor. Algo que opera a una escala que ningún individuo puede percibir.</text:p>
      <text:p text:style-name="Text_20_body">Los individuos son muchos.<text:line-break/>El sistema es uno.</text:p>
      <text:p text:style-name="Text_20_body">Y ese “uno” —esa entidad formada por todos ellos— es invisible desde dentro. Los organismos solo pueden ver organismos. No pueden ver la inteligencia que los contiene, ni el proceso del que forman parte, ni la estructura que los trasciende. Esta ceguera no es un fallo: es una consecuencia inevitable de la escala.</text:p>
      <text:p text:style-name="Horizontal_20_Line"/>
      <text:h text:style-name="Heading_20_2" text:outline-level="2"><text:soft-page-break/><text:span text:style-name="Strong_20_Emphasis">Fractalidad</text:span></text:h>
      <text:p text:style-name="Text_20_body">La vida utiliza un mismo patrón que se repite a distintos niveles. Lo vemos en la arquitectura celular: cada organismo está compuesto por células, y estas células se organizan en tejidos, órganos y sistemas que repiten principios comunes. Pero este patrón no se detiene en el interior del organismo. Se extiende hacia afuera.</text:p>
      <text:p text:style-name="Text_20_body">Los individuos son, a su vez, células de un tejido mayor.</text:p>
      <text:p text:style-name="Text_20_body">Toda la materia orgánica que cubre la Tierra —bosques, océanos, animales, hongos, bacterias— forma una única estructura continua. No es una metáfora poética: es una descripción funcional. Todos los seres vivientes están unidos por el mismo proceso, por la misma memoria molecular, por la misma dinámica de reproducción y selección. La vida no es una colección de organismos: es un sistema fractal que se replica a sí mismo en múltiples escalas.</text:p>
      <text:p text:style-name="Horizontal_20_Line"/>
      <text:h text:style-name="Heading_20_2" text:outline-level="2"><text:span text:style-name="Strong_20_Emphasis">El conjunto se comporta como un organismo</text:span></text:h>
      <text:p text:style-name="Text_20_body">La visión tradicional sostiene que la vida produce variaciones al azar y que simplemente sobreviven las que pueden. Bajo esta perspectiva, todo es casual, sin dirección, sin control. En un escenario así, nada impediría la aparición de un organismo que destruyera a todos los demás, llevando el sistema al colapso.</text:p>
      <text:p text:style-name="Text_20_body">Pero eso no ocurre.</text:p>
      <text:p text:style-name="Text_20_body">La biomasa global se autorregula. Las poblaciones se equilibran. Los ecosistemas se reorganizan. La vida implementa mecanismos, adapta comportamientos, modifica estrategias. No lo hace un individuo, ni una especie, ni un cerebro: lo hace <text:span text:style-name="Strong_20_Emphasis">el sistema</text:span>. La misma lógica de autorregulación que observamos en una célula se manifiesta a escala planetaria.</text:p>
      <text:p text:style-name="Text_20_body">Los individuos no controlan el entorno.<text:line-break/>Pero la inteligencia que los contiene sí controla el equilibrio del conjunto.</text:p>
      <text:p text:style-name="Text_20_body">La vida, en sí misma, se comporta como un organismo viviente.</text:p>
      <text:p text:style-name="Horizontal_20_Line"/>
      <text:p text:style-name="Text_20_body">Si quieres, pasamos ahora al apartado <text:span text:style-name="Strong_20_Emphasis">B — El ADN</text:span>, o prefieres revisar el tono y ajustar esta introducción antes de avanza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07T10:11:29.834000000</meta:creation-date>
    <dc:date>2026-03-07T10:16:51.115000000</dc:date>
    <meta:editing-duration>PT5M21S</meta:editing-duration>
    <meta:editing-cycles>1</meta:editing-cycles>
    <meta:document-statistic meta:table-count="0" meta:image-count="0" meta:object-count="0" meta:page-count="2" meta:paragraph-count="21" meta:word-count="708" meta:character-count="4377" meta:non-whitespace-character-count="3688"/>
    <meta:generator>LibreOffice/7.3.5.2$Windows_X86_64 LibreOffice_project/184fe81b8c8c30d8b5082578aee2fed2ea847c01</meta:generator>
  </office:meta>
</office:document-meta>
</file>